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499cm" style:auto-text-indent="false" style:page-number="auto" fo:background-color="transparent"/>
      <style:text-properties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fo:font-size="14pt" officeooo:paragraph-rsid="0003838f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font-size="14pt" officeooo:rsid="000301f3" officeooo:paragraph-rsid="000301f3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officeooo:rsid="00048bd1" officeooo:paragraph-rsid="00048bd1" style:font-size-asian="14pt" style:font-size-complex="14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ыполнил:</text:p>
      <text:p text:style-name="P4">Ердяков Роман Александрович</text:p>
      <text:p text:style-name="P4">группа ИТб-1302-02-20</text:p>
      <text:p text:style-name="P4"/>
      <text:p text:style-name="P5">Герой</text:p>
      <text:p text:style-name="P1">Герои - это люди, чьи поступки, убеждения и характер вызывают уважение и восхищение. Они могут проявляться в различных сферах жизни - от военных подвигов до творческого вклада в культуру. Одним из таких героев является Николай Никулин, автор книги "Воспоминания о войне".</text:p>
      <text:p text:style-name="P3">Николай Никулин - это человек, который прожил и пережил Великую Отечественную войну. Его книга "Воспоминания о войне" - это своеобразный документ времени, который передает не только факты и события, но и глубокие переживания, эмоции и мысли человека, оказавшегося в эпицентре страшной бури.</text:p>
      <text:p text:style-name="P3">В своей книге Никулин рассказывает о своем опыте участия в войне, о том, как он видел и переживал трагические события, о своих товарищах по оружию, о героизме и страданиях. Его слова наполнены глубоким чувством памяти и уважения к тем, кто не вернулся с полей сражений. Он честно и откровенно рассказывает о том, какими ценами была выкована Победа, и какой ценой была заплачена нашей страной за мирное будущее.</text:p>
      <text:p text:style-name="P2">Николай Никулин - это герой не только потому, что он прошел через ад войны, но и потому, что он смог сохранить человечность и сострадание в самых тяжелых условиях. Его книга стала своеобразным памятником тем, кто не вернулся с фронта, и призывом к миру и согласию.</text:p>
      <text:p text:style-name="P2">В своих воспоминаниях Николай Никулин передает нам не только страшные страницы истории, но и уроки мужества, самоотверженности и верности своим убеждениям. Его книга - это не только свидетельство о войне, но и призыв к миру, памяти и уважению к тем, кто прошел через ад войн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9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9:59:37.707260980</meta:creation-date>
    <meta:print-date>2024-01-21T20:04:49.989489922</meta:print-date>
    <dc:date>2024-01-21T20:21:06.224253363</dc:date>
    <meta:editing-duration>PT21M2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47" meta:character-count="1573" meta:non-whitespace-character-count="1335"/>
  </office:meta>
</office:document-meta>
</file>